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T1" style:family="text">
      <style:text-properties officeooo:rsid="0001d88c"/>
    </style:style>
    <style:style style:name="T2" style:family="text">
      <style:text-properties officeooo:rsid="0001ee30"/>
    </style:style>
    <style:style style:name="T3" style:family="text">
      <style:text-properties officeooo:rsid="0003ce46"/>
    </style:style>
    <style:style style:name="T4" style:family="text">
      <style:text-properties officeooo:rsid="000566c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AMETHYST</text:p>
      <text:p text:style-name="Standard"/>
      <text:list xml:id="list884906391705326304" text:style-name="L1">
        <text:list-item>
          <text:p text:style-name="P2"><text:span text:style-name="T2">DONE</text:span>: As a zoo keeper, I want a notification so I can know when to refill the animals' food.</text:p>
        </text:list-item>
        <text:list-item>
          <text:p text:style-name="P2">John: As a visitor, I want a schedule of when shows are so I can be there on time.</text:p>
        </text:list-item>
        <text:list-item>
          <text:p text:style-name="P2">John: As a manager, I want a database so I can schedule who works when.</text:p>
        </text:list-item>
        <text:list-item>
          <text:p text:style-name="P2">DONE: As a zoo keeper, I want a database to see when the animal was last bathed so I can know when they need another bath.</text:p>
        </text:list-item>
        <text:list-item>
          <text:p text:style-name="P2">As a visitor, I want a notification so I can know if an exhibit is closed.</text:p>
        </text:list-item>
        <text:list-item>
          <text:p text:style-name="P2">John: As an accountant, I want a count of how many tickets are purchased in a day so I can keep track of our profits</text:p>
        </text:list-item>
        <text:list-item>
          <text:p text:style-name="P2"><text:span text:style-name="T3">DONE</text:span>: As an accountant, I want to keep track of which and how much food was eaten per day so I can calculate the cost.</text:p>
        </text:list-item>
        <text:list-item>
          <text:p text:style-name="P2">John: As a groundskeeper, I want to know which pens are broken so I can fix them quickly.</text:p>
        </text:list-item>
        <text:list-item>
          <text:p text:style-name="P2">As a zookeeper, I want a database so I can record an animal's status.</text:p>
        </text:list-item>
        <text:list-item>
          <text:p text:style-name="P2">John: As a visitor, I want to know when the peak hours of animals being out in the open are so I can plan when to visit the zoo.</text:p>
        </text:list-item>
        <text:list-item>
          <text:p text:style-name="P2">As a manager, I want a way to store reservations, so I can know how much room is needed for an event.</text:p>
        </text:list-item>
        <text:list-item>
          <text:p text:style-name="P2">DONE: As a Vet, I want a database, so I can store information about the medication the animals are on.</text:p>
        </text:list-item>
        <text:list-item>
          <text:p text:style-name="P2">John: As a Landscape Architect, I want a way to store landscaping plans, so I can expand the zoo later.</text:p>
        </text:list-item>
        <text:list-item>
          <text:p text:style-name="P2"><text:span text:style-name="T1">DONE</text:span>: As a Small Mammal Biologist, I want a database to store what kinds of animals are in the zoo, so I know which meals to prepare.</text:p>
        </text:list-item>
        <text:list-item>
          <text:p text:style-name="P2">As an employee, I want controlled access to my payroll so not everyone can see it.</text:p>
        </text:list-item>
        <text:list-item>
          <text:p text:style-name="P2">As a gift shop manager, I want a system that stores how much we sell of an item in the gift shop so we can stock more of what's popular.</text:p>
        </text:list-item>
        <text:list-item>
          <text:p text:style-name="P2"><text:span text:style-name="T4">DONE: </text:span>As an accountant, I would like the software to automatically subtract the money we spend from our budget so I can keep track of how much money we have left.</text:p>
        </text:list-item>
        <text:list-item>
          <text:p text:style-name="P2">As an accountant, I want a program that will track and display profits over time so I can see trends.</text:p>
        </text:list-item>
        <text:list-item>
          <text:p text:style-name="P2">As a customer, I want a system where I can submit reviews so I can leave complaints if I need.</text:p>
        </text:list-item>
        <text:list-item>
          <text:p text:style-name="P2">As a visitor, I want a notification system so I can know if there is an emergency.</text:p>
        </text:list-item>
        <text:list-item>
          <text:p text:style-name="P2">As the marketing director, I want a program that tracks how often someone comes to the zoo so it can send them coupons after a certain amount of visits.</text:p>
        </text:list-item>
        <text:list-item>
          <text:p text:style-name="P2">As a CEO, I want to limit what information the customers can see so I can protect confidential information.</text:p>
        </text:list-item>
        <text:list-item>
          <text:p text:style-name="P2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2">As a non-technical individual, I want a GUI system so I can easily navigate the software.</text:p>
        </text:list-item>
        <text:list-item>
          <text:p text:style-name="P2">As a someone who is involved with the zoo, I want this software to be available on multiple platforms so I can access it anyw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4T19:49:00Z</meta:creation-date>
    <dc:date>2018-01-21T16:20:18.767388167</dc:date>
    <meta:editing-cycles>11</meta:editing-cycles>
    <meta:editing-duration>PT4H3M55S</meta:editing-duration>
    <meta:document-statistic meta:table-count="0" meta:image-count="0" meta:object-count="0" meta:page-count="1" meta:paragraph-count="26" meta:word-count="581" meta:character-count="2800" meta:non-whitespace-character-count="2270"/>
    <meta:template xlink:type="simple" xlink:actuate="onRequest" xlink:title="" xlink:href="Normal"/>
  </office:meta>
</office:document-meta>
</file>